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solid" svg:stroke-color="#0000ff" draw:fill="solid" draw:fill-color="#e6e6ff" draw:textarea-horizontal-align="justify" draw:textarea-vertical-align="middle" draw:auto-grow-height="false" fo:min-height="0cm"/>
    </style:style>
    <style:style style:name="gr3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5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6" style:family="graphic" style:parent-style-name="standard">
      <style:graphic-properties draw:stroke="none" svg:stroke-width="0.025cm" svg:stroke-color="#0099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7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16cm" fo:min-width="0.61cm"/>
    </style:style>
    <style:style style:name="gr8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57cm"/>
    </style:style>
    <style:style style:name="gr9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21cm"/>
    </style:style>
    <style:style style:name="gr10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11" style:family="graphic" style:parent-style-name="standard">
      <style:graphic-properties draw:stroke="solid" draw:stroke-dash="Ultrafine_20_Dashed" svg:stroke-color="#0000ff" draw:marker-end="Arrowheads_20_2" draw:marker-end-width="0.152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draw:marker-end="Arrowheads_20_2" draw:marker-end-width="0.152cm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color="#0000ff" draw:marker-end="Arrowheads_20_2" draw:marker-end-width="0.152cm" draw:textarea-horizontal-align="center" draw:textarea-vertical-align="middle"/>
    </style:style>
    <style:style style:name="gr14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16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7" style:family="graphic" style:parent-style-name="standard">
      <style:graphic-properties draw:stroke="solid" svg:stroke-color="#0000ff" draw:fill="solid" draw:fill-color="#ffffff" draw:textarea-vertical-align="middle" draw:auto-grow-height="false" fo:min-height="0.749cm" fo:min-width="0.499cm" style:protect="size"/>
    </style:style>
    <style:style style:name="gr18" style:family="graphic" style:parent-style-name="standard">
      <style:graphic-properties draw:stroke="solid" draw:marker-end="Arrowheads_20_2" draw:marker-end-width="0.152cm" draw:textarea-horizontal-align="center" draw:textarea-vertical-align="middle" draw:start-line-spacing-horizontal="0.5cm" draw:start-line-spacing-vertical="0.5cm" draw:end-line-spacing-horizontal="0.5cm" draw:end-line-spacing-vertical="0.5cm"/>
    </style:style>
    <style:style style:name="gr19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20" style:family="graphic" style:parent-style-name="standard">
      <style:graphic-properties draw:stroke="solid" draw:stroke-dash="Ultrafine_20_Dashed" draw:marker-end="Arrowheads_20_2" draw:marker-end-width="0.152cm" draw:textarea-horizontal-align="center" draw:textarea-vertical-align="middle"/>
    </style:style>
    <style:style style:name="gr21" style:family="graphic" style:parent-style-name="standard">
      <style:graphic-properties draw:stroke="dash" draw:stroke-dash="Ultrafine_20_Dashed" svg:stroke-color="#000000" draw:marker-end="Arrowheads_20_2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7" style:family="paragraph">
      <style:text-properties fo:font-family="'Courier New'" style:font-pitch="fixed" fo:font-size="10pt"/>
    </style:style>
    <style:style style:name="P8" style:family="paragraph">
      <style:text-properties style:text-position="0% 100%"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family-generic="modern" style:font-pitch="fixed" fo:font-size="10pt"/>
    </style:style>
    <style:style style:name="T3" style:family="text">
      <style:text-properties fo:font-family="'Courier New'" style:font-style-name="Regular" style:font-pitch="fixed" fo:font-size="10pt"/>
    </style:style>
    <style:style style:name="T4" style:family="text">
      <style:text-properties style:text-position="sub 58%" fo:font-family="'Courier New'" style:font-style-name="Regular" style:font-pitch="fixed" fo:font-size="10pt"/>
    </style:style>
    <style:style style:name="T5" style:family="text">
      <style:text-properties style:text-position="0% 100%" fo:font-family="'Courier New'" style:font-pitch="fixed" fo:font-size="10pt"/>
    </style:style>
    <style:style style:name="T6" style:family="text">
      <style:text-properties style:text-position="sub 58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14cm" svg:height="6.354cm" svg:x="1.072cm" svg:y="0.106cm">
          <text:p text:style-name="P1"><text:span text:style-name="T1">prologue</text:span></text:p>
          <draw:enhanced-geometry svg:viewBox="0 0 21600 21600" draw:path-stretchpoint-x="10800" draw:path-stretchpoint-y="10800" draw:text-areas="?f3 ?f4 ?f5 ?f6" draw:type="round-rectangle" draw:modifiers="5789.492430988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346cm" svg:height="6.36cm" svg:x="3.754cm" svg:y="0.106cm">
          <text:p text:style-name="P1"><text:span text:style-name="T1">chunk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7cm" svg:height="3.303cm" svg:x="4.597cm" svg:y="2.32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8.447cm" svg:y="0.106cm">
          <text:p text:style-name="P1"><text:span text:style-name="T1">epilog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7cm" svg:height="3.303cm" svg:x="9.399cm" svg:y="2.321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682cm" svg:height="1.101cm" svg:x="7.801cm" svg:y="6.679cm">
          <text:p text:style-name="P1"><text:span text:style-name="T2">Interim stack</text:span></text:p>
          <draw:enhanced-geometry svg:viewBox="0 0 21600 21600" draw:text-areas="800 800 20800 20800" draw:type="round-rectangular-callout" draw:modifiers="24795.7219251337 -20717.9673321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0.756cm" svg:height="0.399cm" svg:x="-0.068cm" svg:y="5.796cm">
          <draw:text-box>
            <text:p text:style-name="P5"><text:span text:style-name="T3"><text:s/></text:span><text:span text:style-name="T3">w </text:span></text:p>
          </draw:text-box>
        </draw:frame>
        <draw:frame draw:style-name="gr5" draw:text-style-name="P6" draw:layer="layout" svg:width="0.761cm" svg:height="0.502cm" svg:x="-0.068cm" svg:y="5.006cm">
          <draw:text-box>
            <text:p text:style-name="P5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6" draw:text-style-name="P6" draw:layer="layout" svg:width="1.061cm" svg:height="0.399cm" svg:x="-0.068cm" svg:y="1.912cm">
          <draw:text-box>
            <text:p text:style-name="P5"><text:span text:style-name="T3"><text:s/></text:span><text:span text:style-name="T3">pop </text:span></text:p>
          </draw:text-box>
        </draw:frame>
        <draw:frame draw:style-name="gr7" draw:text-style-name="P6" draw:layer="layout" svg:width="0.761cm" svg:height="0.502cm" svg:x="-0.068cm" svg:y="4.065cm">
          <draw:text-box>
            <text:p text:style-name="P5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8" draw:text-style-name="P6" draw:layer="layout" svg:width="0.761cm" svg:height="0.502cm" svg:x="-0.068cm" svg:y="3.15cm">
          <draw:text-box>
            <text:p text:style-name="P5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9" draw:text-style-name="P6" draw:layer="layout" svg:width="0.761cm" svg:height="0.502cm" svg:x="-0.068cm" svg:y="2.534cm">
          <draw:text-box>
            <text:p text:style-name="P5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10" draw:text-style-name="P3" draw:layer="layout" draw:type="curve" svg:x1="2.043cm" svg:y1="5.386cm" svg:x2="2.043cm" svg:y2="5.822cm" draw:start-shape="id1" draw:start-glue-point="8" draw:end-shape="id2" draw:end-glue-point="4">
          <text:p text:style-name="P5"/>
        </draw:connector>
        <draw:connector draw:style-name="gr11" draw:text-style-name="P3" draw:layer="layout" draw:type="line" svg:x1="2.178cm" svg:y1="2.588cm" svg:x2="4.135cm" svg:y2="2.245cm" draw:start-shape="id3" draw:start-glue-point="11" draw:end-shape="id4" draw:end-glue-point="7">
          <text:p text:style-name="P5"/>
        </draw:connector>
        <draw:connector draw:style-name="gr11" draw:text-style-name="P3" draw:layer="layout" draw:type="line" svg:x1="2.178cm" svg:y1="3.204cm" svg:x2="4.135cm" svg:y2="2.245cm" draw:start-shape="id5" draw:start-glue-point="11" draw:end-shape="id4" draw:end-glue-point="7">
          <text:p text:style-name="P5"/>
        </draw:connector>
        <draw:connector draw:style-name="gr11" draw:text-style-name="P3" draw:layer="layout" draw:type="line" svg:x1="2.178cm" svg:y1="4.119cm" svg:x2="4.135cm" svg:y2="2.245cm" draw:start-shape="id6" draw:start-glue-point="11" draw:end-shape="id4" draw:end-glue-point="7">
          <text:p text:style-name="P5"/>
        </draw:connector>
        <draw:connector draw:style-name="gr11" draw:text-style-name="P3" draw:layer="layout" draw:type="line" svg:x1="2.178cm" svg:y1="5.06cm" svg:x2="4.135cm" svg:y2="2.245cm" draw:start-shape="id1" draw:start-glue-point="11" draw:end-shape="id4" draw:end-glue-point="7">
          <text:p text:style-name="P5"/>
        </draw:connector>
        <draw:connector draw:style-name="gr12" draw:text-style-name="P3" draw:layer="layout" draw:type="line" svg:x1="2.234cm" svg:y1="2.723cm" svg:x2="4.855cm" svg:y2="2.723cm" draw:start-shape="id3" draw:start-glue-point="10" draw:end-shape="id7" draw:end-glue-point="6">
          <text:p text:style-name="P5"/>
        </draw:connector>
        <draw:connector draw:style-name="gr12" draw:text-style-name="P3" draw:layer="layout" draw:type="line" svg:x1="2.234cm" svg:y1="3.339cm" svg:x2="4.855cm" svg:y2="4.254cm" draw:start-shape="id5" draw:start-glue-point="10" draw:end-shape="id8" draw:end-glue-point="6">
          <text:p text:style-name="P5"/>
        </draw:connector>
        <draw:connector draw:style-name="gr13" draw:text-style-name="P3" draw:layer="layout" draw:type="line" svg:x1="2.234cm" svg:y1="4.254cm" svg:x2="4.855cm" svg:y2="5.195cm" draw:start-shape="id6" draw:start-glue-point="10" draw:end-shape="id9" draw:end-glue-point="6">
          <text:p text:style-name="P5"/>
        </draw:connector>
        <draw:connector draw:style-name="gr13" draw:text-style-name="P3" draw:layer="layout" draw:type="line" svg:x1="2.234cm" svg:y1="3.34cm" svg:x2="4.855cm" svg:y2="5.195cm" draw:start-shape="id5" draw:end-shape="id9" draw:end-glue-point="6">
          <text:p text:style-name="P5"/>
        </draw:connector>
        <draw:connector draw:style-name="gr13" draw:text-style-name="P3" draw:layer="layout" draw:type="line" svg:x1="2.234cm" svg:y1="2.723cm" svg:x2="4.855cm" svg:y2="5.195cm" draw:start-shape="id3" draw:start-glue-point="10" draw:end-shape="id9" draw:end-glue-point="6">
          <text:p text:style-name="P5"/>
        </draw:connector>
        <draw:connector draw:style-name="gr13" draw:text-style-name="P3" draw:layer="layout" draw:type="line" svg:x1="4.405cm" svg:y1="2.235cm" svg:x2="4.909cm" svg:y2="4.109cm">
          <text:p text:style-name="P5"/>
        </draw:connector>
        <draw:connector draw:style-name="gr12" draw:text-style-name="P3" draw:layer="layout" draw:type="line" svg:x1="2.234cm" svg:y1="2.723cm" svg:x2="4.855cm" svg:y2="4.254cm" draw:start-shape="id3" draw:start-glue-point="10" draw:end-shape="id8" draw:end-glue-point="6">
          <text:p text:style-name="P5"/>
        </draw:connector>
        <draw:connector draw:style-name="gr13" draw:text-style-name="P3" draw:layer="layout" draw:type="line" svg:x1="4.405cm" svg:y1="2.245cm" svg:x2="4.909cm" svg:y2="3.204cm" draw:start-shape="id4" draw:start-glue-point="9" draw:end-shape="id10" draw:end-glue-point="5">
          <text:p text:style-name="P5"/>
        </draw:connector>
        <draw:connector draw:style-name="gr12" draw:text-style-name="P3" draw:layer="layout" draw:type="line" svg:x1="2.234cm" svg:y1="3.339cm" svg:x2="4.855cm" svg:y2="3.339cm" draw:start-shape="id5" draw:start-glue-point="10" draw:end-shape="id10" draw:end-glue-point="6">
          <text:p text:style-name="P5"/>
        </draw:connector>
        <draw:connector draw:style-name="gr12" draw:text-style-name="P3" draw:layer="layout" draw:type="line" svg:x1="2.234cm" svg:y1="4.254cm" svg:x2="4.855cm" svg:y2="4.254cm" draw:start-shape="id6" draw:start-glue-point="10" draw:end-shape="id8" draw:end-glue-point="6">
          <text:p text:style-name="P5"/>
        </draw:connector>
        <draw:connector draw:style-name="gr13" draw:text-style-name="P3" draw:layer="layout" draw:type="line" svg:x1="2.234cm" svg:y1="5.195cm" svg:x2="4.855cm" svg:y2="5.196cm" draw:start-shape="id1" draw:start-glue-point="10" draw:end-shape="id9">
          <text:p text:style-name="P5"/>
        </draw:connector>
        <draw:frame draw:style-name="gr14" draw:text-style-name="P7" draw:layer="layout" svg:width="0.337cm" svg:height="0.502cm" svg:x="1.97cm" svg:y="6.726cm">
          <draw:text-box>
            <text:p text:style-name="P5"><text:span text:style-name="T5">w</text:span><text:span text:style-name="T6">1</text:span></text:p>
          </draw:text-box>
        </draw:frame>
        <draw:frame draw:style-name="gr14" draw:text-style-name="P8" draw:layer="layout" svg:width="0.337cm" svg:height="0.502cm" svg:x="11.225cm" svg:y="6.726cm">
          <draw:text-box>
            <text:p text:style-name="P5"><text:span text:style-name="T5">w</text:span><text:span text:style-name="T6">T</text:span></text:p>
          </draw:text-box>
        </draw:frame>
        <draw:frame draw:style-name="gr14" draw:text-style-name="P7" draw:layer="layout" svg:width="1.975cm" svg:height="0.502cm" svg:x="5.107cm" svg:y="6.726cm">
          <draw:text-box>
            <text:p text:style-name="P5"><text:span text:style-name="T5">w</text:span><text:span text:style-name="T6">2</text:span><text:span text:style-name="T5">,...,w</text:span><text:span text:style-name="T6">T-1</text:span></text:p>
          </draw:text-box>
        </draw:frame>
        <draw:connector draw:style-name="gr13" draw:text-style-name="P3" draw:layer="layout" draw:type="line" svg:x1="4.405cm" svg:y1="2.245cm" svg:x2="4.909cm" svg:y2="2.588cm" draw:start-shape="id4" draw:start-glue-point="9" draw:end-shape="id7" draw:end-glue-point="5">
          <text:p text:style-name="P5"/>
        </draw:connector>
        <draw:custom-shape draw:style-name="gr15" draw:text-style-name="P3" draw:id="id1" draw:layer="layout" svg:width="0.38cm" svg:height="0.38cm" svg:x="1.854cm" svg:y="5.0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6" draw:layer="layout" svg:width="0.38cm" svg:height="0.38cm" svg:x="1.854cm" svg:y="4.0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5" draw:layer="layout" svg:width="0.38cm" svg:height="0.38cm" svg:x="1.854cm" svg:y="3.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3" draw:layer="layout" svg:width="0.38cm" svg:height="0.38cm" svg:x="1.854cm" svg:y="2.5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" draw:layer="layout" svg:width="0.38cm" svg:height="0.38cm" svg:x="1.854cm" svg:y="5.8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4" draw:layer="layout" svg:width="0.38cm" svg:height="0.38cm" svg:x="4.081cm" svg:y="1.92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9" draw:layer="layout" svg:width="0.38cm" svg:height="0.38cm" svg:x="4.855cm" svg:y="5.0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8" draw:layer="layout" svg:width="0.38cm" svg:height="0.38cm" svg:x="4.855cm" svg:y="4.0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10" draw:layer="layout" svg:width="0.38cm" svg:height="0.38cm" svg:x="4.855cm" svg:y="3.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7" draw:layer="layout" svg:width="0.38cm" svg:height="0.38cm" svg:x="4.855cm" svg:y="2.5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3" draw:layer="layout" draw:type="line" svg:x1="6.736cm" svg:y1="2.723cm" svg:x2="9.655cm" svg:y2="2.723cm" draw:start-shape="id11" draw:start-glue-point="10" draw:end-shape="id12" draw:end-glue-point="6">
          <text:p text:style-name="P5"/>
        </draw:connector>
        <draw:connector draw:style-name="gr12" draw:text-style-name="P3" draw:layer="layout" draw:type="line" svg:x1="6.736cm" svg:y1="3.339cm" svg:x2="9.655cm" svg:y2="4.254cm" draw:start-shape="id13" draw:start-glue-point="10" draw:end-shape="id14" draw:end-glue-point="6">
          <text:p text:style-name="P5"/>
        </draw:connector>
        <draw:connector draw:style-name="gr13" draw:text-style-name="P3" draw:layer="layout" draw:type="line" svg:x1="6.736cm" svg:y1="4.254cm" svg:x2="9.655cm" svg:y2="5.195cm" draw:start-shape="id15" draw:start-glue-point="10" draw:end-shape="id16" draw:end-glue-point="6">
          <text:p text:style-name="P5"/>
        </draw:connector>
        <draw:connector draw:style-name="gr12" draw:text-style-name="P3" draw:layer="layout" draw:type="line" svg:x1="6.736cm" svg:y1="4.254cm" svg:x2="9.655cm" svg:y2="4.254cm" draw:start-shape="id15" draw:start-glue-point="10" draw:end-shape="id14" draw:end-glue-point="6">
          <text:p text:style-name="P5"/>
        </draw:connector>
        <draw:connector draw:style-name="gr13" draw:text-style-name="P3" draw:layer="layout" draw:type="line" svg:x1="6.736cm" svg:y1="3.339cm" svg:x2="9.655cm" svg:y2="5.195cm" draw:start-shape="id13" draw:start-glue-point="10" draw:end-shape="id16" draw:end-glue-point="6">
          <text:p text:style-name="P5"/>
        </draw:connector>
        <draw:connector draw:style-name="gr12" draw:text-style-name="P3" draw:layer="layout" draw:type="line" svg:x1="6.736cm" svg:y1="2.723cm" svg:x2="9.655cm" svg:y2="3.339cm" draw:start-shape="id11" draw:start-glue-point="10" draw:end-shape="id17" draw:end-glue-point="6">
          <text:p text:style-name="P5"/>
        </draw:connector>
        <draw:connector draw:style-name="gr13" draw:text-style-name="P3" draw:layer="layout" draw:type="line" svg:x1="6.736cm" svg:y1="5.195cm" svg:x2="9.655cm" svg:y2="5.195cm" draw:start-shape="id18" draw:start-glue-point="10" draw:end-shape="id16" draw:end-glue-point="6">
          <text:p text:style-name="P5"/>
        </draw:connector>
        <draw:connector draw:style-name="gr11" draw:text-style-name="P3" draw:layer="layout" draw:type="line" svg:x1="6.68cm" svg:y1="2.588cm" svg:x2="8.935cm" svg:y2="2.245cm" draw:start-shape="id11" draw:start-glue-point="11" draw:end-shape="id19" draw:end-glue-point="7">
          <text:p text:style-name="P5"/>
        </draw:connector>
        <draw:connector draw:style-name="gr11" draw:text-style-name="P3" draw:layer="layout" draw:type="line" svg:x1="6.68cm" svg:y1="3.204cm" svg:x2="8.935cm" svg:y2="2.245cm" draw:start-shape="id13" draw:start-glue-point="11" draw:end-shape="id19" draw:end-glue-point="7">
          <text:p text:style-name="P5"/>
        </draw:connector>
        <draw:connector draw:style-name="gr11" draw:text-style-name="P3" draw:layer="layout" draw:type="line" svg:x1="6.68cm" svg:y1="4.119cm" svg:x2="8.935cm" svg:y2="2.245cm" draw:start-shape="id15" draw:start-glue-point="11" draw:end-shape="id19" draw:end-glue-point="7">
          <text:p text:style-name="P5"/>
        </draw:connector>
        <draw:connector draw:style-name="gr11" draw:text-style-name="P3" draw:layer="layout" draw:type="line" svg:x1="6.68cm" svg:y1="5.06cm" svg:x2="8.935cm" svg:y2="2.245cm" draw:start-shape="id18" draw:start-glue-point="11" draw:end-shape="id19" draw:end-glue-point="7">
          <text:p text:style-name="P5"/>
        </draw:connector>
        <draw:connector draw:style-name="gr10" draw:text-style-name="P3" draw:layer="layout" draw:type="curve" draw:line-skew="-0.27cm 0.355cm" svg:x1="2.234cm" svg:y1="4.254cm" svg:x2="2.043cm" svg:y2="5.822cm" draw:start-shape="id6" draw:start-glue-point="10" draw:end-shape="id2" draw:end-glue-point="4">
          <text:p text:style-name="P5"/>
        </draw:connector>
        <draw:connector draw:style-name="gr10" draw:text-style-name="P3" draw:layer="layout" draw:type="curve" draw:line-skew="-0.036cm 0.859cm" svg:x1="2.234cm" svg:y1="3.339cm" svg:x2="2.043cm" svg:y2="5.822cm" draw:start-shape="id5" draw:start-glue-point="10" draw:end-shape="id2" draw:end-glue-point="4">
          <text:p text:style-name="P5"/>
        </draw:connector>
        <draw:connector draw:style-name="gr18" draw:text-style-name="P3" draw:layer="layout" draw:type="curve" draw:line-skew="0.275cm 1.199cm" svg:x1="2.234cm" svg:y1="2.723cm" svg:x2="2.043cm" svg:y2="5.822cm" draw:start-shape="id3" draw:start-glue-point="10" draw:end-shape="id2" draw:end-glue-point="4">
          <text:p text:style-name="P5"/>
        </draw:connector>
        <draw:connector draw:style-name="gr10" draw:text-style-name="P3" draw:layer="layout" draw:type="curve" draw:line-skew="0.377cm 0.377cm" svg:x1="1.908cm" svg:y1="3.474cm" svg:x2="2.043cm" svg:y2="5.006cm" draw:start-shape="id5" draw:start-glue-point="7" draw:end-shape="id1" draw:end-glue-point="4">
          <text:p text:style-name="P5"/>
        </draw:connector>
        <draw:connector draw:style-name="gr10" draw:text-style-name="P3" draw:layer="layout" draw:type="curve" draw:line-skew="0.157cm 0.738cm" svg:x1="1.908cm" svg:y1="2.858cm" svg:x2="2.043cm" svg:y2="5.006cm" draw:start-shape="id3" draw:start-glue-point="7" draw:end-shape="id1" draw:end-glue-point="4">
          <text:p text:style-name="P5"/>
        </draw:connector>
        <draw:connector draw:style-name="gr10" draw:text-style-name="P3" draw:layer="layout" draw:type="curve" svg:x1="2.043cm" svg:y1="4.445cm" svg:x2="2.043cm" svg:y2="5.006cm" draw:start-shape="id6" draw:start-glue-point="8" draw:end-shape="id1" draw:end-glue-point="4">
          <text:p text:style-name="P5"/>
        </draw:connector>
        <draw:frame draw:style-name="gr19" draw:text-style-name="P6" draw:layer="layout" svg:width="1.272cm" svg:height="0.399cm" svg:x="-0.067cm" svg:y="0.812cm">
          <draw:text-box>
            <text:p text:style-name="P5"><text:span text:style-name="T3"><text:s/></text:span><text:span text:style-name="T3">push </text:span></text:p>
          </draw:text-box>
        </draw:frame>
        <draw:custom-shape draw:style-name="gr15" draw:text-style-name="P3" draw:id="id21" draw:layer="layout" svg:width="0.38cm" svg:height="0.38cm" svg:x="4.381cm" svg:y="0.82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0" draw:text-style-name="P3" draw:layer="layout" draw:type="line" svg:x1="6.68cm" svg:y1="2.588cm" svg:x2="9.235cm" svg:y2="1.145cm" draw:start-shape="id11" draw:start-glue-point="11" draw:end-shape="id20" draw:end-glue-point="7">
          <text:p text:style-name="P5"/>
        </draw:connector>
        <draw:connector draw:style-name="gr20" draw:text-style-name="P3" draw:layer="layout" draw:type="line" svg:x1="6.68cm" svg:y1="3.204cm" svg:x2="9.235cm" svg:y2="1.145cm" draw:start-shape="id13" draw:start-glue-point="11" draw:end-shape="id20" draw:end-glue-point="7">
          <text:p text:style-name="P5"/>
        </draw:connector>
        <draw:connector draw:style-name="gr20" draw:text-style-name="P3" draw:layer="layout" draw:type="line" svg:x1="6.68cm" svg:y1="4.119cm" svg:x2="9.235cm" svg:y2="1.145cm" draw:start-shape="id15" draw:start-glue-point="11" draw:end-shape="id20" draw:end-glue-point="7">
          <text:p text:style-name="P5"/>
        </draw:connector>
        <draw:connector draw:style-name="gr20" draw:text-style-name="P3" draw:layer="layout" draw:type="line" svg:x1="6.68cm" svg:y1="5.06cm" svg:x2="9.235cm" svg:y2="1.145cm" draw:start-shape="id18" draw:start-glue-point="11" draw:end-shape="id20" draw:end-glue-point="7">
          <text:p text:style-name="P5"/>
        </draw:connector>
        <draw:connector draw:style-name="gr20" draw:text-style-name="P3" draw:layer="layout" draw:type="line" svg:x1="2.178cm" svg:y1="5.06cm" svg:x2="4.435cm" svg:y2="1.145cm" draw:start-shape="id1" draw:start-glue-point="11" draw:end-shape="id21" draw:end-glue-point="7">
          <text:p text:style-name="P5"/>
        </draw:connector>
        <draw:connector draw:style-name="gr20" draw:text-style-name="P3" draw:layer="layout" draw:type="line" svg:x1="2.178cm" svg:y1="4.119cm" svg:x2="4.435cm" svg:y2="1.145cm" draw:start-shape="id6" draw:start-glue-point="11" draw:end-shape="id21" draw:end-glue-point="7">
          <text:p text:style-name="P5"/>
        </draw:connector>
        <draw:connector draw:style-name="gr20" draw:text-style-name="P3" draw:layer="layout" draw:type="line" svg:x1="2.178cm" svg:y1="3.204cm" svg:x2="4.435cm" svg:y2="1.145cm" draw:start-shape="id5" draw:start-glue-point="11" draw:end-shape="id21" draw:end-glue-point="7">
          <text:p text:style-name="P5"/>
        </draw:connector>
        <draw:connector draw:style-name="gr20" draw:text-style-name="P3" draw:layer="layout" draw:type="line" svg:x1="2.178cm" svg:y1="2.588cm" svg:x2="4.435cm" svg:y2="1.145cm" draw:start-shape="id3" draw:start-glue-point="11" draw:end-shape="id21" draw:end-glue-point="7">
          <text:p text:style-name="P5"/>
        </draw:connector>
        <draw:connector draw:style-name="gr10" draw:text-style-name="P3" draw:layer="layout" draw:type="curve" svg:x1="6.545cm" svg:y1="5.386cm" svg:x2="6.545cm" svg:y2="5.822cm" draw:start-shape="id18" draw:start-glue-point="8" draw:end-shape="id22" draw:end-glue-point="4">
          <text:p text:style-name="P5"/>
        </draw:connector>
        <draw:custom-shape draw:style-name="gr15" draw:text-style-name="P3" draw:id="id18" draw:layer="layout" svg:width="0.38cm" svg:height="0.38cm" svg:x="6.356cm" svg:y="5.0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15" draw:layer="layout" svg:width="0.38cm" svg:height="0.38cm" svg:x="6.356cm" svg:y="4.0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13" draw:layer="layout" svg:width="0.38cm" svg:height="0.38cm" svg:x="6.356cm" svg:y="3.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11" draw:layer="layout" svg:width="0.38cm" svg:height="0.38cm" svg:x="6.356cm" svg:y="2.5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2" draw:layer="layout" svg:width="0.38cm" svg:height="0.38cm" svg:x="6.356cm" svg:y="5.8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3" draw:layer="layout" draw:type="curve" draw:line-skew="0.326cm 0.326cm" svg:x1="6.41cm" svg:y1="3.474cm" svg:x2="6.545cm" svg:y2="5.006cm" draw:start-shape="id13" draw:start-glue-point="7" draw:end-shape="id18" draw:end-glue-point="4">
          <text:p text:style-name="P5"/>
        </draw:connector>
        <draw:connector draw:style-name="gr10" draw:text-style-name="P3" draw:layer="layout" draw:type="curve" draw:line-skew="0.128cm 0.705cm" svg:x1="6.41cm" svg:y1="2.858cm" svg:x2="6.545cm" svg:y2="5.006cm" draw:start-shape="id11" draw:start-glue-point="7" draw:end-shape="id18" draw:end-glue-point="4">
          <text:p text:style-name="P5"/>
        </draw:connector>
        <draw:connector draw:style-name="gr10" draw:text-style-name="P3" draw:layer="layout" draw:type="curve" svg:x1="6.545cm" svg:y1="4.445cm" svg:x2="6.545cm" svg:y2="5.006cm" draw:start-shape="id15" draw:start-glue-point="8" draw:end-shape="id18" draw:end-glue-point="4">
          <text:p text:style-name="P5"/>
        </draw:connector>
        <draw:connector draw:style-name="gr10" draw:text-style-name="P3" draw:layer="layout" draw:type="curve" draw:line-skew="-0.215cm 0.358cm" svg:x1="6.736cm" svg:y1="4.254cm" svg:x2="6.545cm" svg:y2="5.822cm" draw:start-shape="id15" draw:start-glue-point="10" draw:end-shape="id22" draw:end-glue-point="4">
          <text:p text:style-name="P5"/>
        </draw:connector>
        <draw:connector draw:style-name="gr10" draw:text-style-name="P3" draw:layer="layout" draw:type="curve" draw:line-skew="0.012cm 0.858cm" svg:x1="6.736cm" svg:y1="3.339cm" svg:x2="6.545cm" svg:y2="5.822cm" draw:start-shape="id13" draw:start-glue-point="10" draw:end-shape="id22" draw:end-glue-point="4">
          <text:p text:style-name="P5"/>
        </draw:connector>
        <draw:connector draw:style-name="gr10" draw:text-style-name="P3" draw:layer="layout" draw:type="curve" draw:line-skew="0.17cm 1.215cm" svg:x1="6.736cm" svg:y1="2.723cm" svg:x2="6.545cm" svg:y2="5.822cm" draw:start-shape="id11" draw:start-glue-point="10" draw:end-shape="id22" draw:end-glue-point="4">
          <text:p text:style-name="P5"/>
        </draw:connector>
        <draw:connector draw:style-name="gr12" draw:text-style-name="P3" draw:layer="layout" draw:type="line" svg:x1="2.234cm" svg:y1="2.723cm" svg:x2="4.855cm" svg:y2="3.339cm" draw:start-shape="id3" draw:start-glue-point="10" draw:end-shape="id10" draw:end-glue-point="6">
          <text:p text:style-name="P5"/>
        </draw:connector>
        <draw:connector draw:style-name="gr13" draw:text-style-name="P3" draw:layer="layout" draw:type="line" svg:x1="4.405cm" svg:y1="2.235cm" svg:x2="4.909cm" svg:y2="5.05cm">
          <text:p text:style-name="P5"/>
        </draw:connector>
        <draw:connector draw:style-name="gr12" draw:text-style-name="P3" draw:layer="layout" draw:type="line" svg:x1="4.705cm" svg:y1="1.145cm" svg:x2="6.41cm" svg:y2="4.119cm" draw:start-shape="id21" draw:start-glue-point="9" draw:end-shape="id15" draw:end-glue-point="5">
          <text:p text:style-name="P5"/>
        </draw:connector>
        <draw:connector draw:style-name="gr12" draw:text-style-name="P3" draw:layer="layout" draw:type="line" svg:x1="4.705cm" svg:y1="1.145cm" svg:x2="6.41cm" svg:y2="3.204cm" draw:start-shape="id21" draw:start-glue-point="9" draw:end-shape="id13" draw:end-glue-point="5">
          <text:p text:style-name="P5"/>
        </draw:connector>
        <draw:connector draw:style-name="gr12" draw:text-style-name="P3" draw:layer="layout" draw:type="line" svg:x1="4.705cm" svg:y1="1.145cm" svg:x2="6.41cm" svg:y2="2.588cm" draw:start-shape="id21" draw:start-glue-point="9" draw:end-shape="id11" draw:end-glue-point="5">
          <text:p text:style-name="P5"/>
        </draw:connector>
        <draw:connector draw:style-name="gr12" draw:text-style-name="P3" draw:layer="layout" draw:type="line" svg:x1="5.235cm" svg:y1="2.723cm" svg:x2="6.356cm" svg:y2="2.723cm" draw:start-shape="id7" draw:start-glue-point="10" draw:end-shape="id11" draw:end-glue-point="6">
          <text:p text:style-name="P5"/>
        </draw:connector>
        <draw:connector draw:style-name="gr21" draw:text-style-name="P3" draw:layer="layout" draw:type="line" svg:x1="5.235cm" svg:y1="3.33cm" svg:x2="6.356cm" svg:y2="2.714cm">
          <text:p text:style-name="P5"/>
        </draw:connector>
        <draw:connector draw:style-name="gr12" draw:text-style-name="P3" draw:layer="layout" draw:type="line" svg:x1="5.235cm" svg:y1="3.339cm" svg:x2="6.356cm" svg:y2="3.339cm" draw:start-shape="id10" draw:start-glue-point="10" draw:end-shape="id13" draw:end-glue-point="6">
          <text:p text:style-name="P5"/>
        </draw:connector>
        <draw:connector draw:style-name="gr21" draw:text-style-name="P3" draw:layer="layout" draw:type="line" svg:x1="5.235cm" svg:y1="4.245cm" svg:x2="6.356cm" svg:y2="3.33cm">
          <text:p text:style-name="P5"/>
        </draw:connector>
        <draw:connector draw:style-name="gr12" draw:text-style-name="P3" draw:layer="layout" draw:type="line" svg:x1="5.235cm" svg:y1="4.254cm" svg:x2="6.356cm" svg:y2="4.254cm" draw:start-shape="id8" draw:start-glue-point="10" draw:end-shape="id15" draw:end-glue-point="6">
          <text:p text:style-name="P5"/>
        </draw:connector>
        <draw:connector draw:style-name="gr21" draw:text-style-name="P3" draw:layer="layout" draw:type="line" svg:x1="5.235cm" svg:y1="5.195cm" svg:x2="6.356cm" svg:y2="4.254cm" draw:start-shape="id9" draw:start-glue-point="10" draw:end-shape="id15" draw:end-glue-point="6">
          <text:p text:style-name="P5"/>
        </draw:connector>
        <draw:connector draw:style-name="gr13" draw:text-style-name="P3" draw:layer="layout" draw:type="line" svg:x1="5.235cm" svg:y1="5.195cm" svg:x2="6.356cm" svg:y2="5.195cm" draw:start-shape="id9" draw:start-glue-point="10" draw:end-shape="id18" draw:end-glue-point="6">
          <text:p text:style-name="P5"/>
        </draw:connector>
        <draw:connector draw:style-name="gr13" draw:text-style-name="P3" draw:layer="layout" draw:type="line" svg:x1="4.705cm" svg:y1="1.145cm" svg:x2="6.41cm" svg:y2="5.06cm" draw:start-shape="id21" draw:start-glue-point="9" draw:end-shape="id18" draw:end-glue-point="5">
          <text:p text:style-name="P5"/>
        </draw:connector>
        <draw:connector draw:style-name="gr13" draw:text-style-name="P3" draw:layer="layout" draw:type="line" svg:x1="9.205cm" svg:y1="2.245cm" svg:x2="9.709cm" svg:y2="4.119cm" draw:start-shape="id19" draw:start-glue-point="9" draw:end-shape="id14" draw:end-glue-point="5">
          <text:p text:style-name="P5"/>
        </draw:connector>
        <draw:connector draw:style-name="gr13" draw:text-style-name="P3" draw:layer="layout" draw:type="line" svg:x1="9.205cm" svg:y1="2.245cm" svg:x2="9.709cm" svg:y2="3.204cm" draw:start-shape="id19" draw:start-glue-point="9" draw:end-shape="id17" draw:end-glue-point="5">
          <text:p text:style-name="P5"/>
        </draw:connector>
        <draw:connector draw:style-name="gr13" draw:text-style-name="P3" draw:layer="layout" draw:type="line" svg:x1="9.205cm" svg:y1="2.245cm" svg:x2="9.709cm" svg:y2="2.588cm" draw:start-shape="id19" draw:start-glue-point="9" draw:end-shape="id12" draw:end-glue-point="5">
          <text:p text:style-name="P5"/>
        </draw:connector>
        <draw:custom-shape draw:style-name="gr17" draw:text-style-name="P3" draw:id="id19" draw:layer="layout" svg:width="0.38cm" svg:height="0.38cm" svg:x="8.881cm" svg:y="1.92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16" draw:layer="layout" svg:width="0.38cm" svg:height="0.38cm" svg:x="9.655cm" svg:y="5.0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14" draw:layer="layout" svg:width="0.38cm" svg:height="0.38cm" svg:x="9.655cm" svg:y="4.0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17" draw:layer="layout" svg:width="0.38cm" svg:height="0.38cm" svg:x="9.655cm" svg:y="3.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12" draw:layer="layout" svg:width="0.38cm" svg:height="0.38cm" svg:x="9.655cm" svg:y="2.5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20" draw:layer="layout" svg:width="0.38cm" svg:height="0.38cm" svg:x="9.181cm" svg:y="0.82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3" draw:layer="layout" draw:type="curve" svg:x1="11.345cm" svg:y1="5.386cm" svg:x2="11.345cm" svg:y2="5.822cm" draw:start-shape="id23" draw:start-glue-point="8" draw:end-shape="id24" draw:end-glue-point="4">
          <text:p text:style-name="P5"/>
        </draw:connector>
        <draw:custom-shape draw:style-name="gr15" draw:text-style-name="P3" draw:id="id23" draw:layer="layout" svg:width="0.38cm" svg:height="0.38cm" svg:x="11.156cm" svg:y="5.0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27" draw:layer="layout" svg:width="0.38cm" svg:height="0.38cm" svg:x="11.156cm" svg:y="4.0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25" draw:layer="layout" svg:width="0.38cm" svg:height="0.38cm" svg:x="11.156cm" svg:y="3.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26" draw:layer="layout" svg:width="0.38cm" svg:height="0.38cm" svg:x="11.156cm" svg:y="2.5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4" draw:layer="layout" svg:width="0.38cm" svg:height="0.38cm" svg:x="11.156cm" svg:y="5.8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3" draw:layer="layout" draw:type="curve" draw:line-skew="0.326cm 0.326cm" svg:x1="11.21cm" svg:y1="3.474cm" svg:x2="11.345cm" svg:y2="5.006cm" draw:start-shape="id25" draw:start-glue-point="7" draw:end-shape="id23" draw:end-glue-point="4">
          <text:p text:style-name="P5"/>
        </draw:connector>
        <draw:connector draw:style-name="gr10" draw:text-style-name="P3" draw:layer="layout" draw:type="curve" draw:line-skew="0.128cm 0.705cm" svg:x1="11.21cm" svg:y1="2.858cm" svg:x2="11.345cm" svg:y2="5.006cm" draw:start-shape="id26" draw:start-glue-point="7" draw:end-shape="id23" draw:end-glue-point="4">
          <text:p text:style-name="P5"/>
        </draw:connector>
        <draw:connector draw:style-name="gr10" draw:text-style-name="P3" draw:layer="layout" draw:type="curve" svg:x1="11.345cm" svg:y1="4.445cm" svg:x2="11.345cm" svg:y2="5.006cm" draw:start-shape="id27" draw:start-glue-point="8" draw:end-shape="id23" draw:end-glue-point="4">
          <text:p text:style-name="P5"/>
        </draw:connector>
        <draw:connector draw:style-name="gr10" draw:text-style-name="P3" draw:layer="layout" draw:type="curve" draw:line-skew="-0.215cm 0.358cm" svg:x1="11.536cm" svg:y1="4.254cm" svg:x2="11.345cm" svg:y2="5.822cm" draw:start-shape="id27" draw:start-glue-point="10" draw:end-shape="id24" draw:end-glue-point="4">
          <text:p text:style-name="P5"/>
        </draw:connector>
        <draw:connector draw:style-name="gr10" draw:text-style-name="P3" draw:layer="layout" draw:type="curve" draw:line-skew="0.012cm 0.858cm" svg:x1="11.536cm" svg:y1="3.339cm" svg:x2="11.345cm" svg:y2="5.822cm" draw:start-shape="id25" draw:start-glue-point="10" draw:end-shape="id24" draw:end-glue-point="4">
          <text:p text:style-name="P5"/>
        </draw:connector>
        <draw:connector draw:style-name="gr10" draw:text-style-name="P3" draw:layer="layout" draw:type="curve" draw:line-skew="0.17cm 1.215cm" svg:x1="11.536cm" svg:y1="2.723cm" svg:x2="11.345cm" svg:y2="5.822cm" draw:start-shape="id26" draw:start-glue-point="10" draw:end-shape="id24" draw:end-glue-point="4">
          <text:p text:style-name="P5"/>
        </draw:connector>
        <draw:connector draw:style-name="gr13" draw:text-style-name="P3" draw:layer="layout" draw:type="line" svg:x1="9.205cm" svg:y1="2.245cm" svg:x2="9.709cm" svg:y2="5.06cm" draw:start-shape="id19" draw:start-glue-point="9" draw:end-shape="id16" draw:end-glue-point="5">
          <text:p text:style-name="P5"/>
        </draw:connector>
        <draw:connector draw:style-name="gr12" draw:text-style-name="P3" draw:layer="layout" draw:type="line" svg:x1="9.505cm" svg:y1="1.145cm" svg:x2="11.21cm" svg:y2="4.119cm" draw:start-shape="id20" draw:start-glue-point="9" draw:end-shape="id27" draw:end-glue-point="5">
          <text:p text:style-name="P5"/>
        </draw:connector>
        <draw:connector draw:style-name="gr12" draw:text-style-name="P3" draw:layer="layout" draw:type="line" svg:x1="9.505cm" svg:y1="1.145cm" svg:x2="11.21cm" svg:y2="3.204cm" draw:start-shape="id20" draw:start-glue-point="9" draw:end-shape="id25" draw:end-glue-point="5">
          <text:p text:style-name="P5"/>
        </draw:connector>
        <draw:connector draw:style-name="gr12" draw:text-style-name="P3" draw:layer="layout" draw:type="line" svg:x1="9.505cm" svg:y1="1.145cm" svg:x2="11.21cm" svg:y2="2.588cm" draw:start-shape="id20" draw:start-glue-point="9" draw:end-shape="id26" draw:end-glue-point="5">
          <text:p text:style-name="P5"/>
        </draw:connector>
        <draw:connector draw:style-name="gr12" draw:text-style-name="P3" draw:layer="layout" draw:type="line" svg:x1="10.035cm" svg:y1="2.723cm" svg:x2="11.156cm" svg:y2="2.723cm" draw:start-shape="id12" draw:start-glue-point="10" draw:end-shape="id26" draw:end-glue-point="6">
          <text:p text:style-name="P5"/>
        </draw:connector>
        <draw:connector draw:style-name="gr21" draw:text-style-name="P3" draw:layer="layout" draw:type="line" svg:x1="10.035cm" svg:y1="3.33cm" svg:x2="11.156cm" svg:y2="2.714cm">
          <text:p text:style-name="P5"/>
        </draw:connector>
        <draw:connector draw:style-name="gr12" draw:text-style-name="P3" draw:layer="layout" draw:type="line" svg:x1="10.035cm" svg:y1="3.339cm" svg:x2="11.156cm" svg:y2="3.339cm" draw:start-shape="id17" draw:start-glue-point="10" draw:end-shape="id25" draw:end-glue-point="6">
          <text:p text:style-name="P5"/>
        </draw:connector>
        <draw:connector draw:style-name="gr21" draw:text-style-name="P3" draw:layer="layout" draw:type="line" svg:x1="10.035cm" svg:y1="4.254cm" svg:x2="11.156cm" svg:y2="3.339cm" draw:start-shape="id14" draw:start-glue-point="10" draw:end-shape="id25" draw:end-glue-point="6">
          <text:p text:style-name="P5"/>
        </draw:connector>
        <draw:connector draw:style-name="gr12" draw:text-style-name="P3" draw:layer="layout" draw:type="line" svg:x1="10.035cm" svg:y1="4.254cm" svg:x2="11.156cm" svg:y2="4.254cm" draw:start-shape="id14" draw:start-glue-point="10" draw:end-shape="id27" draw:end-glue-point="6">
          <text:p text:style-name="P5"/>
        </draw:connector>
        <draw:connector draw:style-name="gr21" draw:text-style-name="P3" draw:layer="layout" draw:type="line" svg:x1="10.035cm" svg:y1="5.195cm" svg:x2="11.156cm" svg:y2="4.254cm" draw:start-shape="id16" draw:start-glue-point="10" draw:end-shape="id27" draw:end-glue-point="6">
          <text:p text:style-name="P5"/>
        </draw:connector>
        <draw:connector draw:style-name="gr13" draw:text-style-name="P3" draw:layer="layout" draw:type="line" svg:x1="10.035cm" svg:y1="5.195cm" svg:x2="11.156cm" svg:y2="5.195cm" draw:start-shape="id16" draw:start-glue-point="10" draw:end-shape="id23" draw:end-glue-point="6">
          <text:p text:style-name="P5"/>
        </draw:connector>
        <draw:connector draw:style-name="gr13" draw:text-style-name="P3" draw:layer="layout" draw:type="line" svg:x1="9.505cm" svg:y1="1.145cm" svg:x2="11.21cm" svg:y2="5.06cm" draw:start-shape="id20" draw:start-glue-point="9" draw:end-shape="id23" draw:end-glue-point="5">
          <text:p text:style-name="P5"/>
        </draw:connector>
        <draw:connector draw:style-name="gr13" draw:text-style-name="P3" draw:layer="layout" draw:type="line" svg:x1="6.736cm" svg:y1="2.723cm" svg:x2="9.655cm" svg:y2="5.195cm" draw:start-shape="id11" draw:start-glue-point="10" draw:end-shape="id16" draw:end-glue-point="6">
          <text:p text:style-name="P5"/>
        </draw:connector>
        <draw:connector draw:style-name="gr12" draw:text-style-name="P3" draw:layer="layout" draw:type="line" svg:x1="6.736cm" svg:y1="3.339cm" svg:x2="9.655cm" svg:y2="3.339cm" draw:start-shape="id13" draw:start-glue-point="10" draw:end-shape="id17" draw:end-glue-point="6">
          <text:p text:style-name="P5"/>
        </draw:connector>
        <draw:custom-shape draw:style-name="gr3" draw:text-style-name="P4" draw:layer="layout" svg:width="1.682cm" svg:height="1.101cm" svg:x="2.999cm" svg:y="6.678cm">
          <text:p text:style-name="P1"><text:span text:style-name="T2">Interim stack</text:span></text:p>
          <draw:enhanced-geometry svg:viewBox="0 0 21600 21600" draw:text-areas="800 800 20800 20800" draw:type="round-rectangular-callout" draw:modifiers="24795.7219251337 -20717.9673321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2" draw:text-style-name="P3" draw:layer="layout" draw:type="line" svg:x1="6.736cm" svg:y1="2.723cm" svg:x2="9.655cm" svg:y2="4.254cm" draw:start-shape="id11" draw:start-glue-point="10" draw:end-shape="id14" draw:end-glue-point="6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cm" fo:page-height="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4-06T11:52:55</meta:creation-date>
    <dc:creator>Filip Jurcicek</dc:creator>
    <dc:date>2008-05-12T10:38:46</dc:date>
    <dc:language>en-US</dc:language>
    <meta:editing-cycles>57</meta:editing-cycles>
    <meta:editing-duration>PT11H45M32S</meta:editing-duration>
    <meta:user-defined meta:name="Info 1"/>
    <meta:user-defined meta:name="Info 2"/>
    <meta:user-defined meta:name="Info 3"/>
    <meta:user-defined meta:name="Info 4"/>
    <meta:document-statistic meta:object-count="131"/>
  </office:meta>
</office:document-meta>
</file>